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Instance.FormInstanc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rmInstanc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show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createBinding( String binding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rmInstance.show( String uri , Object biz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rmInstance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sav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Instance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Instance.FormInstance( String definitionFile , String bindin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Instance.FormInstance( String definitionFi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Instance.load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Instance.getSubmi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Instance.FormInstance( String definitionFile , String bindingFil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Instance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Instance.FormInstance( Element form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